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rsid="001f4ba0" officeooo:paragraph-rsid="001f4ba0"/>
    </style:style>
    <style:style style:name="P3" style:family="paragraph" style:parent-style-name="Standard">
      <style:paragraph-properties style:writing-mode="lr-tb"/>
      <style:text-properties officeooo:rsid="001f4ba0" officeooo:paragraph-rsid="001f4b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ll make it short for everyone, we can't do everything due to us being human just like you, we all have our own personal lives and responsibilities ... No <text:a xlink:type="simple" xlink:href="https://www.facebook.com/silke.wrobel.7?fref=gs&amp;__tn__=%2CdK-R-R&amp;eid=ARB9gjw-RZdZU9PAzmSY5YTBz4zn49o4lUG2Kz5IAigvGV4CcR2XIcjm_eGj8ov5T4x5oAJkFGjnnK4I&amp;dti=40791928749&amp;hc_location=group" text:style-name="Internet_20_link" text:visited-style-name="Visited_20_Internet_20_Link">Silke Wrobel</text:a> can not fly around at command and do everything you ask for , even if she thinks she might be able to, sure its something she has done for a long time and its her passion but you can understand and show understanding of her current situation... If you have a phone you can call the Pet taxi , who will surely try his best to come ASAP and help you with your situation... ( thats why he is the best of the best ) We are not always able to cover the costs ,You can understand we have our own expenses and its not always easy to manage keeping balance, We can and WILL always help you find the best vets as we have always done, Its easier to find a fosterhome if you know the adopter is responsible with their expenses, if you cannot manage the whole package we can help you but we can't do it alone. Keep in mind we're here to help, we can't always take over,</text:p>
      <text:p text:style-name="Standard"/>
      <text:p text:style-name="P1"><text:a xlink:type="simple" xlink:href="http://chaniapettransport.com/en/" text:style-name="Internet_20_link" text:visited-style-name="Visited_20_Internet_20_Link">http://chaniapettransport.com/en/</text:a></text:p>
      <text:p text:style-name="P1"/>
      <text:p text:style-name="P2">How to report to the town hall.</text:p>
      <text:p text:style-name="P2"/>
      <text:p text:style-name="P2">there are files but none with this type of info. Send me a message or email if there’s anything I can do to help in the future. My time is limited but if I can I would be happy to help. I have worked with Facebook pages/groups before for organisations.<text:line-break/><text:line-break/>Siobhan.r.m@outlook.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4:49:34.615928036</meta:creation-date>
    <dc:date>2019-06-29T16:10:33.062371482</dc:date>
    <meta:editing-duration>PT5M25S</meta:editing-duration>
    <meta:editing-cycles>2</meta:editing-cycles>
    <meta:generator>LibreOffice/6.0.7.3$Linux_X86_64 LibreOffice_project/00m0$Build-3</meta:generator>
    <meta:document-statistic meta:table-count="0" meta:image-count="0" meta:object-count="0" meta:page-count="1" meta:paragraph-count="4" meta:word-count="262" meta:character-count="1367" meta:non-whitespace-character-count="1108"/>
  </office:meta>
</office:document-meta>
</file>